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text-properties officeooo:paragraph-rsid="0026790e"/>
    </style:style>
    <style:style style:name="P4" style:family="paragraph" style:parent-style-name="Standard">
      <style:text-properties fo:font-size="14pt" officeooo:rsid="00280f30" officeooo:paragraph-rsid="0026790e" style:font-size-asian="14pt" style:font-size-complex="14pt"/>
    </style:style>
    <style:style style:name="P5" style:family="paragraph" style:parent-style-name="Standard">
      <style:text-properties officeooo:rsid="003caffc" officeooo:paragraph-rsid="003caffc"/>
    </style:style>
    <style:style style:name="P6" style:family="paragraph" style:parent-style-name="Standard">
      <style:text-properties officeooo:paragraph-rsid="003caffc"/>
    </style:style>
    <style:style style:name="P7" style:family="paragraph" style:parent-style-name="Standard">
      <style:text-properties officeooo:paragraph-rsid="003e1cbb"/>
    </style:style>
    <style:style style:name="P8" style:family="paragraph" style:parent-style-name="Standard">
      <style:text-properties officeooo:paragraph-rsid="004191fe"/>
    </style:style>
    <style:style style:name="T1" style:family="text">
      <style:text-properties fo:font-size="14pt" style:font-size-asian="14pt" style:font-size-complex="14pt"/>
    </style:style>
    <style:style style:name="T2" style:family="text">
      <style:text-properties fo:font-size="14pt" officeooo:rsid="0030f5e6" style:font-size-asian="14pt" style:font-size-complex="14pt"/>
    </style:style>
    <style:style style:name="T3" style:family="text">
      <style:text-properties fo:font-size="14pt" officeooo:rsid="0032c5c3" style:font-size-asian="14pt" style:font-size-complex="14pt"/>
    </style:style>
    <style:style style:name="T4" style:family="text">
      <style:text-properties fo:font-size="14pt" officeooo:rsid="003caffc" style:font-size-asian="14pt" style:font-size-complex="14pt"/>
    </style:style>
    <style:style style:name="T5" style:family="text">
      <style:text-properties fo:font-size="14pt" officeooo:rsid="003e1cbb" style:font-size-asian="14pt" style:font-size-complex="14pt"/>
    </style:style>
    <style:style style:name="T6" style:family="text">
      <style:text-properties fo:font-size="14pt" officeooo:rsid="003edfd3" style:font-size-asian="14pt" style:font-size-complex="14pt"/>
    </style:style>
    <style:style style:name="T7" style:family="text">
      <style:text-properties fo:font-size="14pt" officeooo:rsid="003ee9db" style:font-size-asian="14pt" style:font-size-complex="14pt"/>
    </style:style>
    <style:style style:name="T8" style:family="text">
      <style:text-properties fo:font-size="14pt" officeooo:rsid="004191fe" style:font-size-asian="14pt" style:font-size-complex="14pt"/>
    </style:style>
    <style:style style:name="T9" style:family="text">
      <style:text-properties fo:font-size="14pt" officeooo:rsid="00439693" style:font-size-asian="14pt" style:font-size-complex="14pt"/>
    </style:style>
    <style:style style:name="T10" style:family="text">
      <style:text-properties fo:font-size="14pt" officeooo:rsid="0045ebde" style:font-size-asian="14pt" style:font-size-complex="14pt"/>
    </style:style>
    <style:style style:name="T11" style:family="text">
      <style:text-properties fo:font-size="14pt" officeooo:rsid="0047f221" style:font-size-asian="14pt" style:font-size-complex="14pt"/>
    </style:style>
    <style:style style:name="T12" style:family="text">
      <style:text-properties fo:font-size="14pt" officeooo:rsid="0049d014" style:font-size-asian="14pt" style:font-size-complex="14pt"/>
    </style:style>
    <style:style style:name="T13" style:family="text">
      <style:text-properties fo:font-size="14pt" officeooo:rsid="004a65b1" style:font-size-asian="14pt" style:font-size-complex="14pt"/>
    </style:style>
    <style:style style:name="T14" style:family="text">
      <style:text-properties fo:font-size="14pt" officeooo:rsid="004b17aa" style:font-size-asian="14pt" style:font-size-complex="14pt"/>
    </style:style>
    <style:style style:name="T15" style:family="text">
      <style:text-properties officeooo:rsid="003caff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E 222 </text:p>
      <text:p text:style-name="P1">Homework <text:span text:style-name="T15">6</text:span></text:p>
      <text:p text:style-name="P1">Problem solution approach</text:p>
      <text:p text:style-name="P6"><text:span text:style-name="T2"><text:tab/>I</text:span><text:span text:style-name="T4">n this homework we would implemet an e-shopping application. For genereal structure of the application I made Trader and Customer class that extends User class. <text:s text:c="2"/>I decided to put all required operations of these classes have some category. </text:span><text:span text:style-name="T12">F</text:span><text:span text:style-name="T4">or example all operations about product are implemented in ProductService class. In this case the user, trader and customer classes not so complicated. They are </text:span><text:span text:style-name="T13">easily</text:span><text:span text:style-name="T4"> understandable. </text:span></text:p>
      <text:p text:style-name="P7"><text:span text:style-name="T4"><text:tab/>ProductService class contains operations for products like add,search, query, remove, edit, getAllProductsOfTrader, getProductById etc. I used one static object in this class and in this case we dont have to make new instances every time. I thought so much how I can holds all </text:span><text:span text:style-name="T14">thousands</text:span><text:span text:style-name="T4"> of data efficiently. After some operations I decided to hold with serialization. Because it </text:span><text:span text:style-name="T14">doesn't</text:span><text:span text:style-name="T4"> require any processing. Just fetches from </text:span><text:span text:style-name="T14">hard drive</text:span><text:span text:style-name="T4"> and it to the ram. So I made a file for every products that named with id number. In this case I can access very quickly. I </text:span><text:span text:style-name="T14">don't</text:span><text:span text:style-name="T4"> have to search for it by id. To generate unique id I use an method. </text:span><text:span text:style-name="T8">SearchResults holds in a LinkedList because adding and removing used so much for filtering. </text:span><text:span text:style-name="T9">For getAllProductsOfTrader method I used arrayList because removing is not used, just accessing(get) method is used for this data.</text:span></text:p>
      <text:p text:style-name="P7"><text:span text:style-name="T4"><text:tab/>To fetch All products from csv file, i made a CsvReader class that reads line by line. </text:span><text:span text:style-name="T5">I produce all traders in that file too. To process category string I made an method ind category class that holds categories with tree structure. It adds the new categories to the tree recursively.</text:span></text:p>
      <text:p text:style-name="P7"><text:span text:style-name="T5"><text:tab/></text:span><text:span text:style-name="T6">UserService class contains operations like login, addUser, removeUser, getUserById. It holds an hashTable(hashmap) to hold users because with hashtable we can access the very very quickly by id. It also have save and load methods that to write to file and fetch from a file all users </text:span><text:span text:style-name="T7">(traders and customers).</text:span></text:p>
      <text:p text:style-name="P8"><text:span text:style-name="T7"><text:tab/></text:span><text:span text:style-name="T8">For orders I made an class that holds all </text:span><text:span text:style-name="T14">information</text:span><text:span text:style-name="T8"> about orders like trader Id, Customer Id, order status(accepted, rejected…). And the orders of traders and customers are holds in a Queue structure to be in a queue.</text:span></text:p>
      <text:p text:style-name="P7"><text:span text:style-name="T7"><text:tab/></text:span><text:span text:style-name="T10">I <text:s/>just used MergeSort, ShellSort and BubleSort for sorting searchResults by Price, by percentage of discount and by name. I used the algorithms we saw in class.</text:span></text:p>
      <text:p text:style-name="P7"><text:span text:style-name="T6"><text:tab/></text:span></text:p>
      <text:p text:style-name="P5"><text:span text:style-name="T1"/></text:p>
      <text:p text:style-name="P3"><text:span text:style-name="T2"><text:tab/></text:span><text:span text:style-name="T3">That’s all I did for this homework. </text:span><text:span text:style-name="T11">I may forget to tell about some parts. If so</text:span><text:span text:style-name="T3"> </text:span><text:span text:style-name="T11">sorry for them. </text:span><text:span text:style-name="T3">I tried to do best. I hope there are no any problem. </text:span></text:p>
      <text:p text:style-name="P4"/>
      <text:p text:style-name="P2"/>
      <text:p text:style-name="P2"/>
      <text:p text:style-name="P2"/>
      <text:p text:style-name="P2">Mehmet Hüseyin YILDIZ</text:p>
      <text:p text:style-name="P2">20010400409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4T22:46:47.985384503</meta:creation-date>
    <dc:date>2021-05-27T08:55:16.685358907</dc:date>
    <meta:editing-duration>PT1H46M42S</meta:editing-duration>
    <meta:editing-cycles>49</meta:editing-cycles>
    <meta:generator>LibreOffice/6.4.6.2$Linux_X86_64 LibreOffice_project/40$Build-2</meta:generator>
    <meta:document-statistic meta:table-count="0" meta:image-count="0" meta:object-count="0" meta:page-count="1" meta:paragraph-count="13" meta:word-count="418" meta:character-count="2493" meta:non-whitespace-character-count="2073"/>
  </office:meta>
</office:document-meta>
</file>